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Авторы проекта: Антропов Александр</text:p>
      <text:p text:style-name="Обычный"/>
      <text:p text:style-name="Обычный">Описание идеи: <text:s/></text:p>
      <text:p text:style-name="Обычный">Система<text:s/>аренды в квартир/<text:s/>домов<text:s/>— это веб-приложение, которое позволяет пользователям искать, просматривать<text:s/>квартиры/<text:s/>дома. Пользователи могут получать информацию о доступных<text:s/>квартирах/<text:s/>домах,<text:s/>услугах.<text:s/></text:p>
      <text:p text:style-name="Обычный">Основные классы включают:</text:p>
      <text:p text:style-name="Обычный">1.<text:span text:style-name="T2">User</text:span>— класс пользователя</text:p>
      <text:p text:style-name="Обычный">2.<text:span text:style-name="T3">Ad</text:span>— класс объявления</text:p>
      <text:p text:style-name="Обычный">Основные таблицы SQL, используемые в проекте:</text:p>
      <text:p text:style-name="Обычный">•<text:s/><text:span text:style-name="T4">ad</text:span>— Хранит<text:s/>объявления<text:s/>.</text:p>
      <text:p text:style-name="Обычный">•<text:span text:style-name="T5">user</text:span>—<text:s/>Хранит<text:s/>аккаунты пользователей.</text:p>
      <text:p text:style-name="Обычный">Необходимые библиотеки для запуска:</text:p>
      <text:p text:style-name="Обычный">1. sqlite3 — для работы с базой данных.</text:p>
      <text:p text:style-name="Обычный">2. sys — для взаимодействия с системными функциями.</text:p>
      <text:p text:style-name="Обычный">3. PyQt6 — для создания графического интерфейса.</text:p>
      <text:p text:style-name="Обычный">4. random — для генерации случайных данных .</text:p>
      <text:p text:style-name="Обычный">5. Pillow — для обработки изображений.</text:p>
      <text:p text:style-name="Обычный">6. Flask — для создания API.</text:p>
      <text:p text:style-name="Обычный">7. Flask-Login — для управления сессиями пользователей.</text:p>
      <text:p text:style-name="Обычный">8. WTForms — для создания форм.</text:p>
      <text:p text:style-name="Обычный">9. Flask-WTF — для интеграции WTForms с Flask.</text:p>
      <text:p text:style-name="Обычный">10. SQLAlchemy — для работы с базами данных в более сложных сценариях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Пользователь Windows</meta:initial-creator>
    <dc:creator>Пользователь Windows</dc:creator>
    <meta:creation-date>2025-05-17T15:35:00Z</meta:creation-date>
    <dc:date>2025-05-17T15:44:00Z</dc:date>
    <meta:template xlink:href="Normal" xlink:type="simple"/>
    <meta:editing-cycles>2</meta:editing-cycles>
    <meta:editing-duration>PT540S</meta:editing-duration>
    <meta:document-statistic meta:page-count="1" meta:paragraph-count="1" meta:word-count="140" meta:character-count="937" meta:row-count="6" meta:non-whitespace-character-count="798"/>
  </office:meta>
</office:document-meta>
</file>